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c0f5" officeooo:paragraph-rsid="000ec0f5"/>
    </style:style>
    <style:style style:name="T1" style:family="text">
      <style:text-properties officeooo:rsid="000f5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<text:span text:style-name="T1">C</text:span>TICA 5: CA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7:26.864247397</meta:creation-date>
    <dc:date>2016-01-19T10:28:17.865445848</dc:date>
    <meta:editing-duration>PT51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